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76cm"/>
    </style:style>
    <style:style style:name="Table10.B" style:family="table-column">
      <style:table-column-properties style:column-width="4.02cm"/>
    </style:style>
    <style:style style:name="Table10.C" style:family="table-column">
      <style:table-column-properties style:column-width="3.491cm"/>
    </style:style>
    <style:style style:name="Table10.D" style:family="table-column">
      <style:table-column-properties style:column-width="4.794cm"/>
    </style:style>
    <style:style style:name="Table10.E" style:family="table-column">
      <style:table-column-properties style:column-width="4.11cm"/>
    </style:style>
    <style:style style:name="Table10.F" style:family="table-column">
      <style:table-column-properties style:column-width="5.81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officeooo:paragraph-rsid="00c7f6dc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Heading">
      <style:text-properties style:font-name="Courier New" fo:font-size="10pt" fo:language="zxx" fo:country="none" fo:font-weight="bold" officeooo:paragraph-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Table_20_Heading">
      <style:text-properties style:font-name="Courier New" fo:font-size="10pt" fo:language="zxx" fo:country="none" officeooo:rsid="00daaf0b" officeooo:paragraph-rsid="00daaf0b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Heading">
      <style:text-properties officeooo:paragraph-rsid="00c7f6dc"/>
    </style:style>
    <style:style style:name="P110" style:family="paragraph" style:parent-style-name="Table_20_Heading">
      <style:text-properties officeooo:paragraph-rsid="00daaf0b"/>
    </style:style>
    <style:style style:name="P111" style:family="paragraph" style:parent-style-name="Table_20_Contents"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e30e1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ec4d84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  <style:style style:name="T5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style:font-name="Courier New" fo:font-size="10pt" fo:language="zxx" fo:country="none" fo:font-weight="bold" officeooo:rsid="00ce6f1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officeooo:rsid="00cc3a00"/>
    </style:style>
    <style:style style:name="T55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officeooo:rsid="00cdb627" style:font-size-asian="10pt" style:language-asian="zxx" style:country-asian="none" style:font-size-complex="10pt" style:language-complex="zxx" style:country-complex="none"/>
    </style:style>
    <style:style style:name="T58" style:family="text">
      <style:text-properties style:font-name="Courier New" fo:font-size="10pt" fo:language="zxx" fo:country="none" officeooo:rsid="00e68377" style:font-size-asian="10pt" style:language-asian="zxx" style:country-asian="none" style:font-size-complex="10pt" style:language-complex="zxx" style:country-complex="none"/>
    </style:style>
    <style:style style:name="T59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dc338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3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1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2">object&gt;[</text:span>,mapFn<text:span text:style-name="T42">[</text:span>,thisArg<text:span text:style-name="T42">]]</text:span>)</text:p>
            <text:p text:style-name="P87"><text:s text:c="2"/>.<text:span text:style-name="T42">then((resultArray) =&gt; /* todo with resultArray */);</text:span></text:p>
            <text:p text:style-name="P88"/>
            <text:p text:style-name="P88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89"/>
            <text:p text:style-name="P90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9">Set</text:span></text:p>
            <text:p text:style-name="P91">Set.prototype.union(other): <text:span text:style-name="T49">Set</text:span></text:p>
            <text:p text:style-name="P91">Set.prototype.difference(other): <text:span text:style-name="T49">Set</text:span></text:p>
            <text:p text:style-name="P91">Set.prototype.symmetricDifference(other): <text:span text:style-name="T49">Set</text:span></text:p>
            <text:p text:style-name="P91">Set.prototype.isSubsetOf(other): <text:span text:style-name="T49">Boolean</text:span></text:p>
            <text:p text:style-name="P91">Set.prototype.isSupersetOf(other): <text:span text:style-name="T49">Boolean</text:span></text:p>
            <text:p text:style-name="P91">Set.prototype.isDisjointFrom(other): <text:span text:style-name="T49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0">res</text:span>) =&gt; console.log("asyncIterable1: "+<text:span text:style-name="T50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0">res</text:span>) =&gt; console.log("asyncIterable2: "+<text:span text:style-name="T50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0">res</text:span>) =&gt; console.log("[4,5,6,7,8]: "+<text:span text:style-name="T50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0">res</text:span>) =&gt; console.log("[4,5,6,7,8] + fn: "+<text:span text:style-name="T50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8">res</text:span>) =&gt; console.log("Set: "+<text:span text:style-name="T50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0">res</text:span>) =&gt; console.log("Set + fn: "+<text:span text:style-name="T50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0">res</text:span>) =&gt; console.log("arraylike: "+<text:span text:style-name="T50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0">res</text:span>) =&gt; console.log("arraylike + fn: "+<text:span text:style-name="T50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1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/>
          </table:table-cell>
          <table:table-cell table:style-name="Table10.A2" office:value-type="string">
            <text:p text:style-name="P106"><text:a xlink:type="simple" xlink:href="https://tc39.es/ecma262/multipage/abstract-operations.html#sec-samevaluenonnumber" text:style-name="Internet_20_link" text:visited-style-name="Visited_20_Internet_20_Link"><text:span text:style-name="Source_20_Text"><text:span text:style-name="T52">Same-</text:span></text:span><text:span text:style-name="Source_20_Text"><text:span text:style-name="T53">v</text:span></text:span><text:span text:style-name="Source_20_Text"><text:span text:style-name="T52">alue-Non-</text:span></text:span><text:span text:style-name="Source_20_Text"><text:span text:style-name="T53">n</text:span></text:span><text:span text:style-name="Source_20_Text"><text:span text:style-name="T52">umber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2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2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office:value-type="string">
            <text:p text:style-name="P107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isstrictlyequal" text:style-name="Internet_20_link" text:visited-style-name="Visited_20_Internet_20_Link"><text:span text:style-name="T54">strict</text:span> equality</text:a></text:p>
          </table:table-cell>
          <table:table-cell table:style-name="Table10.A2" office:value-type="string">
            <text:p text:style-name="P106"><text:span text:style-name="Source_20_Text"><text:span text:style-name="T55"/></text:span></text:p>
          </table:table-cell>
          <table:table-cell table:style-name="Table10.F2" office:value-type="string">
            <text:p text:style-name="P108"/>
          </table:table-cell>
        </table:table-row>
        <table:table-row>
          <table:covered-table-cell table:style-name="Table10.A2"/>
          <table:covered-table-cell table:style-name="Table10.A2"/>
          <table:table-cell table:style-name="Table10.A2" office:value-type="string">
            <text:p text:style-name="P109"><text:span text:style-name="Source_20_Text"><text:span text:style-name="T56">X </text:span></text:span><text:span text:style-name="Source_20_Text"><text:span text:style-name="T52">== </text:span></text:span><text:span text:style-name="Source_20_Text"><text:span text:style-name="T56">Y</text:span></text:span></text:p>
          </table:table-cell>
          <table:table-cell table:style-name="Table10.A2" office:value-type="string">
            <text:p text:style-name="P109"><text:span text:style-name="Source_20_Text"><text:span text:style-name="T56">X </text:span></text:span><text:span text:style-name="Source_20_Text"><text:span text:style-name="T52">=== </text:span></text:span><text:span text:style-name="Source_20_Text"><text:span text:style-name="T56">Y</text:span></text:span></text:p>
          </table:table-cell>
          <table:table-cell table:style-name="Table10.A2" office:value-type="string">
            <text:p text:style-name="P110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7">Object.is(</text:span></text:span><text:span text:style-name="Source_20_Text"><text:span text:style-name="T58">X</text:span></text:span><text:span text:style-name="Source_20_Text"><text:span text:style-name="T57">, </text:span></text:span><text:span text:style-name="Source_20_Text"><text:span text:style-name="T58">Y</text:span></text:span><text:span text:style-name="Source_20_Text"><text:span text:style-name="T57">)</text:span></text:span></text:a></text:p>
          </table:table-cell>
          <table:table-cell table:style-name="Table10.F2" office:value-type="string">
            <text:p text:style-name="P110"><text:span text:style-name="Source_20_Text"><text:span text:style-name="T59">X</text:span></text:span><text:span text:style-name="Source_20_Text"><text:span text:style-name="T60"> </text:span></text:span><text:span text:style-name="Source_20_Text"><text:span text:style-name="T61">=== </text:span></text:span><text:span text:style-name="Source_20_Text"><text:span text:style-name="T59">Y</text:span></text:span><text:span text:style-name="Source_20_Text"><text:span text:style-name="T61"> || Object.is(</text:span></text:span><text:span text:style-name="Source_20_Text"><text:span text:style-name="T59">X</text:span></text:span><text:span text:style-name="Source_20_Text"><text:span text:style-name="T61">, </text:span></text:span><text:span text:style-name="Source_20_Text"><text:span text:style-name="T59">Y</text:span></text:span><text:span text:style-name="Source_20_Text"><text:span text:style-name="T61">)</text:span></text:span></text:p>
          </table:table-cell>
        </table:table-row>
        <table:table-row>
          <table:table-cell table:style-name="Table10.A5" office:value-type="string">
            <text:p text:style-name="P111"><text:span text:style-name="Source_20_Text"><text:span text:style-name="T62">undefined</text:span></text:span></text:p>
          </table:table-cell>
          <table:table-cell table:style-name="Table10.B5" office:value-type="string">
            <text:p text:style-name="P111"><text:span text:style-name="Source_20_Text"><text:span text:style-name="T62">undefined</text:span></text:span></text:p>
          </table:table-cell>
          <table:table-cell table:style-name="Table10.C5" office:value-type="string">
            <text:p text:style-name="P111"><text:span text:style-name="Source_20_Text"><text:span text:style-name="T62">✅ true</text:span></text:span></text:p>
          </table:table-cell>
          <table:table-cell table:style-name="Table10.D5" office:value-type="string">
            <text:p text:style-name="P111"><text:span text:style-name="Source_20_Text"><text:span text:style-name="T62">✅ true</text:span></text:span></text:p>
          </table:table-cell>
          <table:table-cell table:style-name="Table10.E5" office:value-type="string">
            <text:p text:style-name="P111"><text:span text:style-name="Source_20_Text"><text:span text:style-name="T62">✅ true</text:span></text:span></text:p>
          </table:table-cell>
          <table:table-cell table:style-name="Table10.F5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null</text:span></text:span></text:p>
          </table:table-cell>
          <table:table-cell table:style-name="Table10.C6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6" office:value-type="string">
            <text:p text:style-name="P111"><text:span text:style-name="Source_20_Text"><text:span text:style-name="T62">✅ true</text:span></text:span></text:p>
          </table:table-cell>
          <table:table-cell table:style-name="Table10.F6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true</text:span></text:span></text:p>
          </table:table-cell>
          <table:table-cell table:style-name="Table10.B6" office:value-type="string">
            <text:p text:style-name="P111"><text:span text:style-name="Source_20_Text"><text:span text:style-name="T62">true</text:span></text:span></text:p>
          </table:table-cell>
          <table:table-cell table:style-name="Table10.C7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7" office:value-type="string">
            <text:p text:style-name="P111"><text:span text:style-name="Source_20_Text"><text:span text:style-name="T62">✅ true</text:span></text:span></text:p>
          </table:table-cell>
          <table:table-cell table:style-name="Table10.F7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false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8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8" office:value-type="string">
            <text:p text:style-name="P111"><text:span text:style-name="Source_20_Text"><text:span text:style-name="T62">✅ true</text:span></text:span></text:p>
          </table:table-cell>
          <table:table-cell table:style-name="Table10.F8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foo"</text:span></text:span></text:p>
          </table:table-cell>
          <table:table-cell table:style-name="Table10.B6" office:value-type="string">
            <text:p text:style-name="P111"><text:span text:style-name="Source_20_Text"><text:span text:style-name="T62">"foo"</text:span></text:span></text:p>
          </table:table-cell>
          <table:table-cell table:style-name="Table10.C9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9" office:value-type="string">
            <text:p text:style-name="P111"><text:span text:style-name="Source_20_Text"><text:span text:style-name="T62">✅ true</text:span></text:span></text:p>
          </table:table-cell>
          <table:table-cell table:style-name="Table10.F9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0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0" office:value-type="string">
            <text:p text:style-name="P111"><text:span text:style-name="Source_20_Text"><text:span text:style-name="T62">✅ true</text:span></text:span></text:p>
          </table:table-cell>
          <table:table-cell table:style-name="Table10.F10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+0</text:span></text:span></text:p>
          </table:table-cell>
          <table:table-cell table:style-name="Table10.B6" office:value-type="string">
            <text:p text:style-name="P111"><text:span text:style-name="Source_20_Text"><text:span text:style-name="T62">-0</text:span></text:span></text:p>
          </table:table-cell>
          <table:table-cell table:style-name="Table10.C11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1" office:value-type="string">
            <text:p text:style-name="P111"><text:span text:style-name="Source_20_Text"><text:span text:style-name="T62">❌ false</text:span></text:span></text:p>
          </table:table-cell>
          <table:table-cell table:style-name="Table10.F11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+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2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2" office:value-type="string">
            <text:p text:style-name="P111"><text:span text:style-name="Source_20_Text"><text:span text:style-name="T62">✅ true</text:span></text:span></text:p>
          </table:table-cell>
          <table:table-cell table:style-name="Table10.F12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-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3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3" office:value-type="string">
            <text:p text:style-name="P111"><text:span text:style-name="Source_20_Text"><text:span text:style-name="T62">❌ false</text:span></text:span></text:p>
          </table:table-cell>
          <table:table-cell table:style-name="Table10.F13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n</text:span></text:span></text:p>
          </table:table-cell>
          <table:table-cell table:style-name="Table10.B6" office:value-type="string">
            <text:p text:style-name="P111"><text:span text:style-name="Source_20_Text"><text:span text:style-name="T62">-0n</text:span></text:span></text:p>
          </table:table-cell>
          <table:table-cell table:style-name="Table10.C14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4" office:value-type="string">
            <text:p text:style-name="P111"><text:span text:style-name="Source_20_Text"><text:span text:style-name="T62">✅ true</text:span></text:span></text:p>
          </table:table-cell>
          <table:table-cell table:style-name="Table10.F14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15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5" office:value-type="string">
            <text:p text:style-name="P111"><text:span text:style-name="Source_20_Text"><text:span text:style-name="T62">❌ false</text:span></text:span></text:p>
          </table:table-cell>
          <table:table-cell table:style-name="Table10.F15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"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16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6" office:value-type="string">
            <text:p text:style-name="P111"><text:span text:style-name="Source_20_Text"><text:span text:style-name="T62">❌ false</text:span></text:span></text:p>
          </table:table-cell>
          <table:table-cell table:style-name="Table10.F16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"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7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7" office:value-type="string">
            <text:p text:style-name="P111"><text:span text:style-name="Source_20_Text"><text:span text:style-name="T62">❌ false</text:span></text:span></text:p>
          </table:table-cell>
          <table:table-cell table:style-name="Table10.F17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0"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8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8" office:value-type="string">
            <text:p text:style-name="P111"><text:span text:style-name="Source_20_Text"><text:span text:style-name="T62">❌ false</text:span></text:span></text:p>
          </table:table-cell>
          <table:table-cell table:style-name="Table10.F18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17"</text:span></text:span></text:p>
          </table:table-cell>
          <table:table-cell table:style-name="Table10.B6" office:value-type="string">
            <text:p text:style-name="P111"><text:span text:style-name="Source_20_Text"><text:span text:style-name="T62">17</text:span></text:span></text:p>
          </table:table-cell>
          <table:table-cell table:style-name="Table10.C19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9" office:value-type="string">
            <text:p text:style-name="P111"><text:span text:style-name="Source_20_Text"><text:span text:style-name="T62">❌ false</text:span></text:span></text:p>
          </table:table-cell>
          <table:table-cell table:style-name="Table10.F19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[1, 2]</text:span></text:span></text:p>
          </table:table-cell>
          <table:table-cell table:style-name="Table10.B6" office:value-type="string">
            <text:p text:style-name="P111"><text:span text:style-name="Source_20_Text"><text:span text:style-name="T62">"1,2"</text:span></text:span></text:p>
          </table:table-cell>
          <table:table-cell table:style-name="Table10.C20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0" office:value-type="string">
            <text:p text:style-name="P111"><text:span text:style-name="Source_20_Text"><text:span text:style-name="T62">❌ false</text:span></text:span></text:p>
          </table:table-cell>
          <table:table-cell table:style-name="Table10.F20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B6" office:value-type="string">
            <text:p text:style-name="P111"><text:span text:style-name="Source_20_Text"><text:span text:style-name="T62">"foo"</text:span></text:span></text:p>
          </table:table-cell>
          <table:table-cell table:style-name="Table10.C21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1" office:value-type="string">
            <text:p text:style-name="P111"><text:span text:style-name="Source_20_Text"><text:span text:style-name="T62">❌ false</text:span></text:span></text:p>
          </table:table-cell>
          <table:table-cell table:style-name="Table10.F21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undefined</text:span></text:span></text:p>
          </table:table-cell>
          <table:table-cell table:style-name="Table10.C22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2" office:value-type="string">
            <text:p text:style-name="P111"><text:span text:style-name="Source_20_Text"><text:span text:style-name="T62">❌ false</text:span></text:span></text:p>
          </table:table-cell>
          <table:table-cell table:style-name="Table10.F22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23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3" office:value-type="string">
            <text:p text:style-name="P111"><text:span text:style-name="Source_20_Text"><text:span text:style-name="T62">❌ false</text:span></text:span></text:p>
          </table:table-cell>
          <table:table-cell table:style-name="Table10.F23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undefined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24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4" office:value-type="string">
            <text:p text:style-name="P111"><text:span text:style-name="Source_20_Text"><text:span text:style-name="T62">❌ false</text:span></text:span></text:p>
          </table:table-cell>
          <table:table-cell table:style-name="Table10.F24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{foo: "bar"}</text:span></text:span></text:p>
          </table:table-cell>
          <table:table-cell table:style-name="Table10.B6" office:value-type="string">
            <text:p text:style-name="P111"><text:span text:style-name="Source_20_Text"><text:span text:style-name="T62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5" office:value-type="string">
            <text:p text:style-name="P111"><text:span text:style-name="Source_20_Text"><text:span text:style-name="T62">❌ false</text:span></text:span></text:p>
          </table:table-cell>
          <table:table-cell table:style-name="Table10.F25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B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6" office:value-type="string">
            <text:p text:style-name="P111"><text:span text:style-name="Source_20_Text"><text:span text:style-name="T62">❌ false</text:span></text:span></text:p>
          </table:table-cell>
          <table:table-cell table:style-name="Table10.F26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null</text:span></text:span></text:p>
          </table:table-cell>
          <table:table-cell table:style-name="Table10.C27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7" office:value-type="string">
            <text:p text:style-name="P111"><text:span text:style-name="Source_20_Text"><text:span text:style-name="T62">❌ false</text:span></text:span></text:p>
          </table:table-cell>
          <table:table-cell table:style-name="Table10.F27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NaN</text:span></text:span></text:p>
          </table:table-cell>
          <table:table-cell table:style-name="Table10.C28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8" office:value-type="string">
            <text:p text:style-name="P111"><text:span text:style-name="Source_20_Text"><text:span text:style-name="T62">❌ false</text:span></text:span></text:p>
          </table:table-cell>
          <table:table-cell table:style-name="Table10.F28" office:value-type="string">
            <text:p text:style-name="P111"><text:span text:style-name="Source_20_Text"><text:span text:style-name="T62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1"><text:span text:style-name="Source_20_Text"><text:span text:style-name="T62">'foo'</text:span></text:span></text:p>
          </table:table-cell>
          <table:table-cell table:style-name="Table10.B6" office:value-type="string">
            <text:p text:style-name="P111"><text:span text:style-name="Source_20_Text"><text:span text:style-name="T62">NaN</text:span></text:span></text:p>
          </table:table-cell>
          <table:table-cell table:style-name="Table10.C29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9" office:value-type="string">
            <text:p text:style-name="P111"><text:span text:style-name="Source_20_Text"><text:span text:style-name="T62">❌ false</text:span></text:span></text:p>
          </table:table-cell>
          <table:table-cell table:style-name="Table10.F29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30" office:value-type="string">
            <text:p text:style-name="P111"><text:span text:style-name="Source_20_Text"><text:span text:style-name="T62">NaN</text:span></text:span></text:p>
          </table:table-cell>
          <table:table-cell table:style-name="Table10.B30" office:value-type="string">
            <text:p text:style-name="P111"><text:span text:style-name="Source_20_Text"><text:span text:style-name="T62">NaN</text:span></text:span></text:p>
          </table:table-cell>
          <table:table-cell table:style-name="Table10.C30" office:value-type="string">
            <text:p text:style-name="P111"><text:span text:style-name="Source_20_Text"><text:span text:style-name="T62">❌ false</text:span></text:span></text:p>
          </table:table-cell>
          <table:table-cell table:style-name="Table10.D30" office:value-type="string">
            <text:p text:style-name="P111"><text:span text:style-name="Source_20_Text"><text:span text:style-name="T62">❌ false</text:span></text:span></text:p>
          </table:table-cell>
          <table:table-cell table:style-name="Table10.E30" office:value-type="string">
            <text:p text:style-name="P111"><text:span text:style-name="Source_20_Text"><text:span text:style-name="T62">✅ true</text:span></text:span></text:p>
          </table:table-cell>
          <table:table-cell table:style-name="Table10.F30" office:value-type="string">
            <text:p text:style-name="P111"><text:span text:style-name="Source_20_Text"><text:span text:style-name="T62">✅ true</text:span></text:span>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6-25T14:52:07.571115700</dc:date>
    <meta:print-date>2025-05-19T20:03:38.488001900</meta:print-date>
    <meta:editing-cycles>372</meta:editing-cycles>
    <meta:editing-duration>PT16H32M37S</meta:editing-duration>
    <meta:printed-by>PDF files</meta:printed-by>
    <meta:document-statistic meta:table-count="10" meta:image-count="0" meta:object-count="0" meta:page-count="10" meta:paragraph-count="726" meta:word-count="2675" meta:character-count="19797" meta:non-whitespace-character-count="17510"/>
    <meta:template xlink:type="simple" xlink:actuate="onRequest" xlink:title="" xlink:href="Normal.dotm"/>
  </office:meta>
</office:document-meta>
</file>